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50%"/>
    </style:style>
    <style:style style:name="P2" style:family="paragraph" style:parent-style-name="Standard">
      <style:paragraph-properties fo:line-height="50%"/>
      <style:text-properties fo:font-size="12pt" style:font-size-asian="12pt" style:font-size-complex="12pt"/>
    </style:style>
    <style:style style:name="P3" style:family="paragraph" style:parent-style-name="Standard">
      <style:paragraph-properties fo:line-height="50%"/>
      <style:text-properties style:font-name="Consolas" fo:font-size="10pt" style:font-name-asian="Consolas1" style:font-size-asian="10pt" style:font-name-complex="Consolas1" style:font-size-complex="10pt"/>
    </style:style>
    <style:style style:name="P4" style:family="paragraph" style:parent-style-name="Standard">
      <style:paragraph-properties fo:margin-left="0.1181in" fo:margin-right="0.1181in" fo:margin-top="0in" fo:margin-bottom="0.0972in" loext:contextual-spacing="false" fo:line-height="115%" fo:text-align="start" style:justify-single-word="false" fo:keep-together="auto" fo:orphans="2" fo:widows="2" fo:text-indent="0.3937in" style:auto-text-indent="false" fo:break-before="auto" fo:break-after="auto" fo:padding="0in" fo:border="none" fo:keep-with-next="auto"/>
    </style:style>
    <style:style style:name="P5" style:family="paragraph" style:parent-style-name="Standard" style:master-page-name="Standard">
      <style:paragraph-properties fo:margin-left="0in" fo:margin-right="0in" fo:margin-top="0in" fo:margin-bottom="0.1102in" loext:contextual-spacing="false" fo:line-height="108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</style:style>
    <style:style style:name="P6" style:family="paragraph" style:parent-style-name="Standard">
      <style:paragraph-properties fo:margin-left="0in" fo:margin-right="0in" fo:margin-top="0.1945in" fo:margin-bottom="0.1102in" loext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in" fo:margin-right="0in" fo:margin-top="0.1945in" fo:margin-bottom="0.1665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8" style:family="paragraph" style:parent-style-name="Standard">
      <style:paragraph-properties fo:margin-left="0in" fo:margin-right="0in" fo:margin-top="0.1945in" fo:margin-bottom="0.166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9" style:family="paragraph" style:parent-style-name="Standard">
      <style:paragraph-properties fo:margin-left="0in" fo:margin-right="0in" fo:margin-top="0.1945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0" style:family="paragraph" style:parent-style-name="Standard">
      <style:paragraph-properties fo:margin-left="0in" fo:margin-right="0in" fo:margin-top="0.1945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1" style:family="paragraph" style:parent-style-name="Standard">
      <style:paragraph-properties fo:margin-left="0in" fo:margin-right="0in" fo:margin-top="0.1945in" fo:margin-bottom="0in" loext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0.1945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in" fo:margin-right="0in" fo:margin-top="0.1945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3.9335in" fo:margin-right="0in" fo:margin-top="0.1945in" fo:margin-bottom="0in" loext:contextual-spacing="false" fo:line-height="100%" fo:text-align="start" style:justify-single-word="false" fo:keep-together="auto" fo:orphans="2" fo:widows="2" fo:text-indent="0.4917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5" style:family="paragraph" style:parent-style-name="Standard">
      <style:paragraph-properties fo:margin-left="0.1181in" fo:margin-right="0.1181in" fo:margin-top="0.139in" fo:margin-bottom="0.0835in" loext:contextual-spacing="false" fo:line-height="115%" fo:text-align="center" style:justify-single-word="false" fo:keep-together="always" fo:orphans="2" fo:widows="2" fo:text-indent="0in" style:auto-text-indent="false" fo:break-before="auto" fo:break-after="auto" fo:padding="0in" fo:border="none" fo:keep-with-next="always"/>
    </style:style>
    <style:style style:name="P16" style:family="paragraph" style:parent-style-name="Standard">
      <style:paragraph-properties fo:margin-left="0in" fo:margin-right="0.1181in" fo:margin-top="0in" fo:margin-bottom="0.139in" loext:contextual-spacing="false" fo:line-height="115%" fo:text-align="start" style:justify-single-word="false" fo:keep-together="auto" fo:orphans="2" fo:widows="2" fo:text-indent="0.4917in" style:auto-text-indent="false" fo:break-before="auto" fo:break-after="auto" fo:padding="0in" fo:border="none" fo:keep-with-next="auto"/>
    </style:style>
    <style:style style:name="P17" style:family="paragraph" style:parent-style-name="Standard" style:list-style-name="WWNum1">
      <style:paragraph-properties fo:margin-left="1in" fo:margin-right="0.1181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8" style:family="paragraph" style:parent-style-name="Standard" style:list-style-name="WWNum1">
      <style:paragraph-properties fo:margin-left="1in" fo:margin-right="0.1181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9" style:family="paragraph" style:parent-style-name="Standard" style:list-style-name="WWNum1">
      <style:paragraph-properties fo:margin-left="1in" fo:margin-right="0.1181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1">
      <loext:graphic-properties draw:fill="solid" draw:fill-color="#ffffff"/>
      <style:paragraph-properties fo:margin-left="1in" fo:margin-right="0in" fo:margin-top="0in" fo:margin-bottom="0.3335in" loext:contextual-spacing="false" fo:line-height="100%" fo:text-indent="-0.25in" style:auto-text-indent="false" fo:background-color="#ffffff" fo:padding="0in" fo:border="none"/>
    </style:style>
    <style:style style:name="P21" style:family="paragraph" style:parent-style-name="Standard">
      <style:paragraph-properties fo:margin-left="0.5902in" fo:margin-right="0.1181in" fo:margin-top="0.139in" fo:margin-bottom="0.0835in" loext:contextual-spacing="false" fo:line-height="115%" fo:keep-together="always" fo:orphans="2" fo:widows="2" fo:text-indent="0in" style:auto-text-indent="false" fo:break-before="auto" fo:break-after="auto" fo:padding="0in" fo:border="none" fo:keep-with-next="always"/>
    </style:style>
    <style:style style:name="P22" style:family="paragraph" style:parent-style-name="Standard">
      <style:paragraph-properties fo:margin-left="0.5902in" fo:margin-right="0.1181in" fo:margin-top="0.139in" fo:margin-bottom="0.0835in" loext:contextual-spacing="false" fo:line-height="115%" fo:keep-together="always" fo:orphans="2" fo:widows="2" fo:text-indent="0in" style:auto-text-indent="false" fo:break-before="auto" fo:break-after="auto" fo:padding="0in" fo:border="none" fo:keep-with-next="always"/>
      <style:text-properties fo:font-size="12pt" style:font-size-asian="12pt" style:font-size-complex="12pt"/>
    </style:style>
    <style:style style:name="P23" style:family="paragraph" style:parent-style-name="Standard">
      <style:paragraph-properties fo:margin-left="0.5in" fo:margin-right="0.1181in" fo:text-indent="0in" style:auto-text-indent="false"/>
    </style:style>
    <style:style style:name="P24" style:family="paragraph" style:parent-style-name="Standard">
      <style:paragraph-properties fo:margin-left="0.5in" fo:margin-right="0.1181in" fo:text-indent="0in" style:auto-text-indent="false"/>
      <style:text-properties fo:font-size="12pt" style:font-size-asian="12pt" style:font-size-complex="12pt"/>
    </style:style>
    <style:style style:name="P25" style:family="paragraph" style:parent-style-name="Standard">
      <style:paragraph-properties fo:margin-left="0.5in" fo:margin-right="0.1181in" fo:line-height="50%" fo:text-indent="0in" style:auto-text-indent="false"/>
      <style:text-properties style:font-name="Consolas" fo:font-size="10pt" style:font-name-asian="Consolas1" style:font-size-asian="10pt" style:font-name-complex="Consolas1" style:font-size-complex="10pt"/>
    </style:style>
    <style:style style:name="P26" style:family="paragraph" style:parent-style-name="Standard">
      <style:paragraph-properties fo:margin-left="0.4917in" fo:margin-right="0.1181in" fo:text-indent="0in" style:auto-text-indent="false"/>
    </style:style>
    <style:style style:name="P27" style:family="paragraph" style:parent-style-name="Standard">
      <style:paragraph-properties fo:margin-left="0.4917in" fo:margin-right="0.1181in" fo:text-indent="0in" style:auto-text-indent="false"/>
      <style:text-properties fo:font-size="12pt" style:font-size-asian="12pt" style:font-size-complex="12pt"/>
    </style:style>
    <style:style style:name="P28" style:family="paragraph" style:parent-style-name="Standard">
      <style:paragraph-properties fo:margin-left="0in" fo:margin-right="0.1181in" fo:line-height="50%" fo:text-indent="0in" style:auto-text-indent="false"/>
      <style:text-properties style:font-name="Consolas" fo:font-size="10pt" style:font-name-asian="Consolas1" style:font-size-asian="10pt" style:font-name-complex="Consolas1" style:font-size-complex="10pt"/>
    </style:style>
    <style:style style:name="P29" style:family="paragraph" style:parent-style-name="Standard">
      <style:paragraph-properties fo:margin-left="0in" fo:margin-right="0.1181in" fo:line-height="50%" fo:text-indent="0in" style:auto-text-indent="false"/>
      <style:text-properties fo:font-size="12pt" fo:font-weight="bold" style:font-size-asian="12pt" style:font-weight-asian="bold" style:font-size-complex="12pt"/>
    </style:style>
    <style:style style:name="P30" style:family="paragraph" style:parent-style-name="Standard">
      <style:paragraph-properties fo:margin-top="0in" fo:margin-bottom="0.0972in" loext:contextual-spacing="false" fo:line-height="100%"/>
    </style:style>
    <style:style style:name="P31" style:family="paragraph" style:parent-style-name="Standard">
      <style:paragraph-properties fo:margin-top="0in" fo:margin-bottom="0.0972in" loext:contextual-spacing="false" fo:line-height="100%"/>
      <style:text-properties fo:font-size="12pt" style:font-size-asian="12pt" style:font-size-complex="12pt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4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normal" style:font-name-asian="Times New Roman1" style:font-size-asian="16pt" style:font-style-asian="normal" style:font-weight-asian="normal" style:font-name-complex="Times New Roman1" style:font-size-complex="16pt"/>
    </style:style>
    <style:style style:name="T5" style:family="text">
      <style:text-properties fo:font-size="16pt" fo:font-weight="bold" style:font-size-asian="16pt" style:font-weight-asian="bold" style:font-size-complex="16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style:text-underline-style="none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0" style:family="text">
      <style:text-properties fo:color="#333333" style:font-name="Arial" fo:font-size="12pt" style:font-name-asian="Arial1" style:font-size-asian="12pt" style:font-name-complex="Arial1" style:font-size-complex="12pt"/>
    </style:style>
    <style:style style:name="T11" style:family="text">
      <style:text-properties style:font-name="Consolas" fo:font-size="10pt" style:font-name-asian="Consolas1" style:font-size-asian="10pt" style:font-name-complex="Consolas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Московский Авиационный Институт</text:span></text:p>
      <text:p text:style-name="P6"><text:span text:style-name="T1">(Национальный Исследовательский Университет)</text:span></text:p>
      <text:p text:style-name="P6">Институт №8<text:span text:style-name="T1"> </text:span>“Компьютерные науки <text:span text:style-name="T1">и прикладн</text:span>ая<text:span text:style-name="T1"> математик</text:span>а”</text:p>
      <text:p text:style-name="P6"><text:span text:style-name="T1">Кафедра №806 </text:span>“В<text:span text:style-name="T1">ычислительн</text:span>ая<text:span text:style-name="T1"> математик</text:span>а<text:span text:style-name="T1"> и программировани</text:span>е”</text:p>
      <text:p text:style-name="P7"/>
      <text:p text:style-name="P7"/>
      <text:p text:style-name="P6"><text:span text:style-name="T3">Лабораторная работа №</text:span><text:span text:style-name="T5">1</text:span><text:span text:style-name="T3"> по курсу</text:span></text:p>
      <text:p text:style-name="P6"><text:span text:style-name="T3">«Операционные системы»</text:span></text:p>
      <text:p text:style-name="P9"/>
      <text:p text:style-name="P10"/>
      <text:p text:style-name="P14"/>
      <text:p text:style-name="P14"/>
      <text:p text:style-name="P14"/>
      <text:p text:style-name="P14"/>
      <text:p text:style-name="P14"/>
      <text:p text:style-name="P14"/>
      <text:p text:style-name="P10"/>
      <text:p text:style-name="P11"><text:span text:style-name="T1">Группа: М8</text:span>О<text:span text:style-name="T1">-2</text:span>09<text:span text:style-name="T1">Б-2</text:span>3</text:p>
      <text:p text:style-name="P11"><text:span text:style-name="T1">Студент: </text:span>Артонкин В.Н.</text:p>
      <text:p text:style-name="P11"><text:span text:style-name="T1">Преподаватель: Миронов Е.С. </text:span></text:p>
      <text:p text:style-name="P11"><text:soft-page-break/><text:span text:style-name="T1">Оценка: ____________________ </text:span></text:p>
      <text:p text:style-name="P11"><text:span text:style-name="T1">Дата: </text:span>06<text:span text:style-name="T1">.</text:span>10<text:span text:style-name="T1">.</text:span>25</text:p>
      <text:p text:style-name="P8"/>
      <text:p text:style-name="P12"/>
      <text:p text:style-name="P13"/>
      <text:p text:style-name="P13"><text:span text:style-name="T1">Москва, 202</text:span>5</text:p>
      <text:p text:style-name="P15"><text:span text:style-name="T3">Постановка задачи</text:span></text:p>
      <text:p text:style-name="Standard"><text:span text:style-name="T6">Вариант 20.</text:span></text:p>
      <text:p text:style-name="Standard"><text:span text:style-name="T6">Родительский процесс создает два дочерних процесса. Первой строкой пользователь в консоль родительского процесса вводит имя файла, которое будет использовано для открытия File с таким именем на запись для child1. Аналогично для второй строки и процесса child2. Родительский и дочерний процесс должны быть представлены разными программами. Правило фильтрации: строки длины больше 10 символов отправляются в pipe2, иначе в pipe1. Дочерние процессы инвертируют строки</text:span></text:p>
      <text:p text:style-name="P15"><text:span text:style-name="T3"><text:s text:c="2"/>Общий метод и алгоритм решения</text:span></text:p>
      <text:p text:style-name="P16"><text:span text:style-name="T7">Использованные системные вызовы:</text:span></text:p>
      <text:list xml:id="list499453512" text:style-name="WWNum1">
        <text:list-item>
          <text:p text:style-name="P17"><text:span text:style-name="T7">pid_t fork(void) - создает дочерний процесс. </text:span></text:p>
        </text:list-item>
        <text:list-item>
          <text:p text:style-name="P17"><text:span text:style-name="T7">int pipe(int *fd) - создает канал и возвращает два дескриптора</text:span></text:p>
        </text:list-item>
        <text:list-item>
          <text:p text:style-name="P19"><text:span text:style-name="T7">int close(int fd) - закрывает файловый дескриптор</text:span></text:p>
        </text:list-item>
        <text:list-item>
          <text:p text:style-name="P17"><text:span text:style-name="T7">int execl(const char *path, const char *arg, ...) - загружает и запускает новую программу, полностью заменяя текущий процесс</text:span></text:p>
        </text:list-item>
        <text:list-item>
          <text:p text:style-name="P20"><text:span text:style-name="T7">void free(void *ptr) - освобождает память.</text:span></text:p>
        </text:list-item>
      </text:list>
      <text:p text:style-name="P21"><text:span text:style-name="T7">Сначала были созданы все необходимые переменные, с учетом тех, которые потом использовались для работы с файловыми дескрипторами. Также были считаны названия файлов, в которые дочерние процессы писали строки. После дважды происходил форк родительского процесса, обеспечивалась корректная работа внутри родительских и дочерних процессов, закрывались ненужные файловые дескрипторы. Затем были добавлены: блок кода, отвечающий за считывание строк из стандартного потока ввода и распределение их по соответствующим дочерним процессам; блок кода, который инвертирует строки и записывает в файлы. Также была добавлена обработка ошибок</text:span></text:p>
      <text:p text:style-name="P22"/>
      <text:p text:style-name="P15"><text:span text:style-name="T3">Код программы</text:span></text:p>
      <text:p text:style-name="P23"><text:span text:style-name="T9">parent.c</text:span></text:p>
      <text:p text:style-name="P23"><text:span text:style-name="T7"><text:s text:c="2"/>#include &lt;string.h&gt;</text:span></text:p>
      <text:p text:style-name="P23"><text:soft-page-break/><text:span text:style-name="T7"><text:s text:c="2"/>#include &lt;stdio.h&gt;</text:span></text:p>
      <text:p text:style-name="P23"><text:span text:style-name="T7"><text:s text:c="2"/>#include &lt;unistd.h&gt; // Системные вызовы</text:span></text:p>
      <text:p text:style-name="P23"><text:span text:style-name="T7"><text:s text:c="2"/>#include &lt;stdlib.h&gt; // Выход из программмы через exit, дин. пам. тут нет</text:span></text:p>
      <text:p text:style-name="P23"><text:span text:style-name="T7"><text:s text:c="2"/>#include &lt;sys/wait.h&gt; // Ожидание завершения дочернего процесса</text:span></text:p>
      <text:p text:style-name="P24"/>
      <text:p text:style-name="P24"/>
      <text:p text:style-name="P23"><text:span text:style-name="T7"><text:s text:c="2"/>#define MAX_CHAR 256</text:span></text:p>
      <text:p text:style-name="P23"><text:span text:style-name="T7"><text:s text:c="2"/>#define READ_END 0</text:span></text:p>
      <text:p text:style-name="P23"><text:span text:style-name="T7"><text:s text:c="2"/>#define WRITE_END 1</text:span></text:p>
      <text:p text:style-name="P24"/>
      <text:p text:style-name="P23"><text:span text:style-name="T7"><text:s text:c="2"/>int main(){</text:span></text:p>
      <text:p text:style-name="P23"><text:span text:style-name="T7"><text:s text:c="6"/>// Инициализация и считывание названий файлов</text:span></text:p>
      <text:p text:style-name="P23"><text:span text:style-name="T7"><text:s text:c="6"/>char filename1[MAX_CHAR];</text:span></text:p>
      <text:p text:style-name="P23"><text:span text:style-name="T7"><text:s text:c="6"/>char filename2[MAX_CHAR];</text:span></text:p>
      <text:p text:style-name="P24"/>
      <text:p text:style-name="P23"><text:span text:style-name="T7"><text:s text:c="6"/>printf("Введите имя 1-го файла\n");</text:span></text:p>
      <text:p text:style-name="P23"><text:span text:style-name="T7"><text:s text:c="6"/>if (fgets(filename1, sizeof(filename1), stdin) == NULL) {</text:span></text:p>
      <text:p text:style-name="P23"><text:span text:style-name="T7"><text:s text:c="6"/>perror("filename1 error");</text:span></text:p>
      <text:p text:style-name="P23"><text:span text:style-name="T7"><text:s text:c="6"/>exit(1);</text:span></text:p>
      <text:p text:style-name="P23"><text:span text:style-name="T7"><text:s text:c="4"/>}</text:span></text:p>
      <text:p text:style-name="P23"><text:span text:style-name="T7"><text:s text:c="6"/>printf("Введите имя 2-го файла\n");</text:span></text:p>
      <text:p text:style-name="P23"><text:soft-page-break/><text:span text:style-name="T7"><text:s text:c="6"/>if (fgets(filename2, sizeof(filename2), stdin) == NULL) {</text:span></text:p>
      <text:p text:style-name="P23"><text:span text:style-name="T7"><text:s text:c="6"/>perror("filename2 error");</text:span></text:p>
      <text:p text:style-name="P23"><text:span text:style-name="T7"><text:s text:c="6"/>exit(1);</text:span></text:p>
      <text:p text:style-name="P23"><text:span text:style-name="T7"><text:s text:c="4"/>}</text:span></text:p>
      <text:p text:style-name="P23"><text:span text:style-name="T7"><text:s text:c="6"/>// Обработка названий файлов</text:span></text:p>
      <text:p text:style-name="P23"><text:span text:style-name="T7"><text:s text:c="6"/>filename1[strcspn(filename1, "\n")] = '\0';</text:span></text:p>
      <text:p text:style-name="P23"><text:span text:style-name="T7"><text:s text:c="6"/>filename2[strcspn(filename2, "\n")] = '\0';</text:span></text:p>
      <text:p text:style-name="P24"/>
      <text:p text:style-name="P23"><text:span text:style-name="T7"><text:s text:c="6"/></text:span></text:p>
      <text:p text:style-name="P23"><text:span text:style-name="T7"><text:s text:c="6"/>int pipe1[2], pipe2[2];</text:span></text:p>
      <text:p text:style-name="P23"><text:span text:style-name="T7"><text:s text:c="6"/>pid_t pid1, pid2;</text:span></text:p>
      <text:p text:style-name="P24"/>
      <text:p text:style-name="P23"><text:span text:style-name="T7"><text:s text:c="6"/>// Инициализация файловых дескрипторов для кажого из пайпов</text:span></text:p>
      <text:p text:style-name="P23"><text:span text:style-name="T7"><text:s text:c="6"/>if (pipe(pipe1) == -1 || pipe(pipe2) == -1){</text:span></text:p>
      <text:p text:style-name="P23"><text:span text:style-name="T7"><text:s text:c="8"/>perror("descriptors initialization error: pipe error");</text:span></text:p>
      <text:p text:style-name="P23"><text:span text:style-name="T7"><text:s text:c="8"/>exit(1);</text:span></text:p>
      <text:p text:style-name="P23"><text:span text:style-name="T7"><text:s text:c="6"/>}</text:span></text:p>
      <text:p text:style-name="P24"/>
      <text:p text:style-name="P23"><text:span text:style-name="T7"><text:s text:c="6"/>// ----------------------</text:span></text:p>
      <text:p text:style-name="P23"><text:span text:style-name="T7"><text:s text:c="6"/>// 1 форк</text:span></text:p>
      <text:p text:style-name="P23"><text:span text:style-name="T7"><text:s text:c="6"/>// ---------------------- </text:span></text:p>
      <text:p text:style-name="P24"><text:soft-page-break/></text:p>
      <text:p text:style-name="P23"><text:span text:style-name="T7"><text:s text:c="6"/>switch(pid1 = fork()){</text:span></text:p>
      <text:p text:style-name="P24"/>
      <text:p text:style-name="P23"><text:span text:style-name="T7"><text:s text:c="6"/>// Fork не удался</text:span></text:p>
      <text:p text:style-name="P23"><text:span text:style-name="T7"><text:s text:c="8"/>case -1:</text:span></text:p>
      <text:p text:style-name="P23"><text:span text:style-name="T7"><text:s text:c="10"/>perror("fork 1 error");</text:span></text:p>
      <text:p text:style-name="P23"><text:span text:style-name="T7"><text:s text:c="10"/>exit(1);</text:span></text:p>
      <text:p text:style-name="P23"><text:span text:style-name="T7"><text:s text:c="8"/>case 0:</text:span></text:p>
      <text:p text:style-name="P23"><text:span text:style-name="T7"><text:s text:c="10"/>close(pipe1[WRITE_END]);</text:span></text:p>
      <text:p text:style-name="P23"><text:span text:style-name="T7"><text:s text:c="10"/>close(pipe2[WRITE_END]);</text:span></text:p>
      <text:p text:style-name="P23"><text:span text:style-name="T7"><text:s text:c="10"/>close(pipe2[READ_END]);</text:span></text:p>
      <text:p text:style-name="P23"><text:span text:style-name="T7"><text:s text:c="8"/>// Переназначение 0 дескриптора на pipe2[READ_END]</text:span></text:p>
      <text:p text:style-name="P23"><text:span text:style-name="T7"><text:s text:c="10"/>if (dup2(pipe1[READ_END], STDIN_FILENO) == -1){</text:span></text:p>
      <text:p text:style-name="P23"><text:span text:style-name="T7"><text:s text:c="12"/>perror("dup error");</text:span></text:p>
      <text:p text:style-name="P23"><text:span text:style-name="T7"><text:s text:c="12"/>exit(1);</text:span></text:p>
      <text:p text:style-name="P23"><text:span text:style-name="T7"><text:s text:c="10"/>}</text:span></text:p>
      <text:p text:style-name="P23"><text:span text:style-name="T7"><text:s text:c="8"/></text:span></text:p>
      <text:p text:style-name="P23"><text:span text:style-name="T7"><text:s text:c="10"/>// Надо закрывать не только запись, но и чтение, потому что </text:span></text:p>
      <text:p text:style-name="P23"><text:span text:style-name="T7"><text:s text:c="10"/>// чтение и так будет обеспечено из 0 канала, переназначенного на pipe1[READ_END]</text:span></text:p>
      <text:p text:style-name="P23"><text:span text:style-name="T7"><text:s text:c="10"/>// и не нужно держать еще один дескриптор, ссылающийся на pipe1[READ_END], так как ядро будет думать, </text:span></text:p>
      <text:p text:style-name="P23"><text:span text:style-name="T7"><text:s text:c="10"/>// что из него тоже может прийти какая-то информация, раз он не закрыт, и не будет закрывать процесссы, </text:span></text:p>
      <text:p text:style-name="P23"><text:soft-page-break/><text:span text:style-name="T7"><text:s text:c="10"/>// завершающиеся через EOF, например getline.</text:span></text:p>
      <text:p text:style-name="P23"><text:span text:style-name="T7"><text:s text:c="10"/></text:span></text:p>
      <text:p text:style-name="P23"><text:span text:style-name="T7"><text:s text:c="10"/>// Тогда, при закрытии pipe1[WRITE_END] у родителя будет автоматически отправлен EOF и функции завершатся</text:span></text:p>
      <text:p text:style-name="P23"><text:span text:style-name="T7"><text:s text:c="10"/></text:span></text:p>
      <text:p text:style-name="P23"><text:span text:style-name="T7"><text:s text:c="10"/>close(pipe1[READ_END]);</text:span></text:p>
      <text:p text:style-name="P23"><text:span text:style-name="T7"><text:s text:c="8"/></text:span></text:p>
      <text:p text:style-name="P23"><text:span text:style-name="T7"><text:s text:c="10"/>execl("./child1", "./child1", filename1, NULL);</text:span></text:p>
      <text:p text:style-name="P23"><text:span text:style-name="T7"><text:s text:c="10"/></text:span></text:p>
      <text:p text:style-name="P23"><text:span text:style-name="T7"><text:s text:c="10"/>// Выполнится, если execl не отработает как надо</text:span></text:p>
      <text:p text:style-name="P23"><text:span text:style-name="T7"><text:s text:c="10"/>perror("execl child 1 error");</text:span></text:p>
      <text:p text:style-name="P23"><text:span text:style-name="T7"><text:s text:c="10"/>exit(1);</text:span></text:p>
      <text:p text:style-name="P24"/>
      <text:p text:style-name="P23"><text:span text:style-name="T7"><text:s text:c="8"/>default:</text:span></text:p>
      <text:p text:style-name="P23"><text:span text:style-name="T7"><text:s text:c="10"/>// ----------------------</text:span></text:p>
      <text:p text:style-name="P23"><text:span text:style-name="T7"><text:s text:c="10"/>// 2 форк</text:span></text:p>
      <text:p text:style-name="P23"><text:span text:style-name="T7"><text:s text:c="10"/>// ----------------------</text:span></text:p>
      <text:p text:style-name="P23"><text:span text:style-name="T7"><text:s text:c="10"/></text:span></text:p>
      <text:p text:style-name="P23"><text:span text:style-name="T7"><text:s text:c="10"/>switch(pid2 = fork()){</text:span></text:p>
      <text:p text:style-name="P24"/>
      <text:p text:style-name="P23"><text:span text:style-name="T7"><text:s text:c="10"/>case -1:</text:span></text:p>
      <text:p text:style-name="P23"><text:span text:style-name="T7"><text:s text:c="12"/>perror("fork 1 error");</text:span></text:p>
      <text:p text:style-name="P23"><text:soft-page-break/><text:span text:style-name="T7"><text:s text:c="12"/>exit(1);</text:span></text:p>
      <text:p text:style-name="P23"><text:span text:style-name="T7"><text:s text:c="10"/>case 0:</text:span></text:p>
      <text:p text:style-name="P23"><text:span text:style-name="T7"><text:s text:c="12"/>close(pipe1[READ_END]);</text:span></text:p>
      <text:p text:style-name="P23"><text:span text:style-name="T7"><text:s text:c="12"/>close(pipe1[WRITE_END]);</text:span></text:p>
      <text:p text:style-name="P23"><text:span text:style-name="T7"><text:s text:c="12"/>close(pipe2[WRITE_END]);</text:span></text:p>
      <text:p text:style-name="P23"><text:span text:style-name="T7"><text:s text:c="12"/></text:span></text:p>
      <text:p text:style-name="P23"><text:span text:style-name="T7"><text:s text:c="12"/>// Переназначение 0 дескриптора на pipe2[READ_END]</text:span></text:p>
      <text:p text:style-name="P23"><text:span text:style-name="T7"><text:s text:c="12"/>if (dup2(pipe2[READ_END], STDIN_FILENO) == -1){</text:span></text:p>
      <text:p text:style-name="P23"><text:span text:style-name="T7"><text:s text:c="14"/>perror("dup error");</text:span></text:p>
      <text:p text:style-name="P23"><text:span text:style-name="T7"><text:s text:c="14"/>exit(1);</text:span></text:p>
      <text:p text:style-name="P23"><text:span text:style-name="T7"><text:s text:c="12"/>}</text:span></text:p>
      <text:p text:style-name="P23"><text:span text:style-name="T7"><text:s text:c="12"/></text:span></text:p>
      <text:p text:style-name="P23"><text:span text:style-name="T7"><text:s text:c="12"/>close(pipe2[READ_END]);</text:span></text:p>
      <text:p text:style-name="P23"><text:span text:style-name="T7"><text:s text:c="12"/>execl("./child2", "./child2", filename2, NULL);</text:span></text:p>
      <text:p text:style-name="P24"/>
      <text:p text:style-name="P23"><text:span text:style-name="T7"><text:s text:c="12"/>// Выполнится, если execl не отработает как надо</text:span></text:p>
      <text:p text:style-name="P23"><text:span text:style-name="T7"><text:s text:c="12"/>perror("execl child 2 error");</text:span></text:p>
      <text:p text:style-name="P23"><text:span text:style-name="T7"><text:s text:c="12"/>exit(1);</text:span></text:p>
      <text:p text:style-name="P24"/>
      <text:p text:style-name="P23"><text:span text:style-name="T7"><text:s text:c="10"/>default:</text:span></text:p>
      <text:p text:style-name="P23"><text:span text:style-name="T7"><text:s text:c="12"/>close(pipe1[READ_END]);</text:span></text:p>
      <text:p text:style-name="P23"><text:soft-page-break/><text:span text:style-name="T7"><text:s text:c="12"/>close(pipe2[READ_END]);</text:span></text:p>
      <text:p text:style-name="P24"/>
      <text:p text:style-name="P23"><text:span text:style-name="T7"><text:s text:c="12"/>// ----------------------</text:span></text:p>
      <text:p text:style-name="P23"><text:span text:style-name="T7"><text:s text:c="12"/>// Считывание строк</text:span></text:p>
      <text:p text:style-name="P23"><text:span text:style-name="T7"><text:s text:c="12"/>// ----------------------</text:span></text:p>
      <text:p text:style-name="P24"/>
      <text:p text:style-name="P23"><text:span text:style-name="T7"><text:s text:c="12"/>char *buffer = NULL;</text:span></text:p>
      <text:p text:style-name="P23"><text:span text:style-name="T7"><text:s text:c="12"/>size_t size = 0;</text:span></text:p>
      <text:p text:style-name="P23"><text:span text:style-name="T7"><text:s text:c="12"/></text:span></text:p>
      <text:p text:style-name="P23"><text:span text:style-name="T7"><text:s text:c="12"/>while (1) {</text:span></text:p>
      <text:p text:style-name="P23"><text:span text:style-name="T7"><text:s text:c="16"/>printf("Введите строку или 'exit' для выхода:\n");</text:span></text:p>
      <text:p text:style-name="P23"><text:span text:style-name="T7"><text:s text:c="16"/>fflush(stdout);</text:span></text:p>
      <text:p text:style-name="P23"><text:span text:style-name="T7"><text:s text:c="16"/>ssize_t len = getline(&amp;buffer, &amp;size, stdin);</text:span></text:p>
      <text:p text:style-name="P23"><text:span text:style-name="T7"><text:s text:c="16"/>if (len == -1) break; <text:s text:c="2"/>// EOF или ошибка</text:span></text:p>
      <text:p text:style-name="P24"/>
      <text:p text:style-name="P23"><text:span text:style-name="T7"><text:s text:c="16"/>// buffer[strcspn(buffer, "\n")] = '\0'; <text:s/>// Если доавлена, то тогда 10, а не 11</text:span></text:p>
      <text:p text:style-name="P24"/>
      <text:p text:style-name="P23"><text:span text:style-name="T7"><text:s text:c="16"/>if (strcmp(buffer, "exit\n") == 0){</text:span></text:p>
      <text:p text:style-name="P23"><text:span text:style-name="T7"><text:s text:c="18"/>close(pipe1[WRITE_END]);</text:span></text:p>
      <text:p text:style-name="P23"><text:span text:style-name="T7"><text:s text:c="18"/>close(pipe2[WRITE_END]);</text:span></text:p>
      <text:p text:style-name="P23"><text:span text:style-name="T7"><text:s text:c="18"/>break;</text:span></text:p>
      <text:p text:style-name="P23"><text:soft-page-break/><text:span text:style-name="T7"><text:s text:c="16"/>}</text:span></text:p>
      <text:p text:style-name="P24"/>
      <text:p text:style-name="P24"/>
      <text:p text:style-name="P24"/>
      <text:p text:style-name="P23"><text:span text:style-name="T7"><text:s text:c="16"/>if (strlen(buffer) &lt;= 10 + 1) {</text:span></text:p>
      <text:p text:style-name="P23"><text:span text:style-name="T7"><text:s text:c="20"/>if (write(pipe1[WRITE_END], buffer, len) == -1){</text:span></text:p>
      <text:p text:style-name="P23"><text:span text:style-name="T7"><text:s text:c="22"/>perror("writing to pipe1 error");</text:span></text:p>
      <text:p text:style-name="P23"><text:span text:style-name="T7"><text:s text:c="22"/>exit(1);</text:span></text:p>
      <text:p text:style-name="P23"><text:span text:style-name="T7"><text:s text:c="20"/>}</text:span></text:p>
      <text:p text:style-name="P23"><text:span text:style-name="T7"><text:s text:c="16"/>} else {</text:span></text:p>
      <text:p text:style-name="P23"><text:span text:style-name="T7"><text:s text:c="20"/>if (write(pipe2[WRITE_END], buffer, len) == -1){</text:span></text:p>
      <text:p text:style-name="P23"><text:span text:style-name="T7"><text:s text:c="22"/>perror("writing to pipe2 error");</text:span></text:p>
      <text:p text:style-name="P23"><text:span text:style-name="T7"><text:s text:c="22"/>exit(1);</text:span></text:p>
      <text:p text:style-name="P23"><text:span text:style-name="T7"><text:s text:c="20"/>}</text:span></text:p>
      <text:p text:style-name="P23"><text:span text:style-name="T7"><text:s text:c="16"/>}</text:span></text:p>
      <text:p text:style-name="P24"/>
      <text:p text:style-name="P23"><text:span text:style-name="T7"><text:s text:c="16"/>// printf("%s", buffer);</text:span></text:p>
      <text:p text:style-name="P23"><text:span text:style-name="T7"><text:s text:c="12"/>}</text:span></text:p>
      <text:p text:style-name="P24"/>
      <text:p text:style-name="P23"><text:span text:style-name="T7"><text:s text:c="12"/>// ----------------------</text:span></text:p>
      <text:p text:style-name="P23"><text:span text:style-name="T7"><text:s text:c="12"/>// Завершение</text:span></text:p>
      <text:p text:style-name="P23"><text:soft-page-break/><text:span text:style-name="T7"><text:s text:c="12"/>// ----------------------</text:span></text:p>
      <text:p text:style-name="P24"/>
      <text:p text:style-name="P23"><text:span text:style-name="T7"><text:s text:c="12"/>free(buffer);</text:span></text:p>
      <text:p text:style-name="P23"><text:span text:style-name="T7"><text:s text:c="12"/>wait(NULL);</text:span></text:p>
      <text:p text:style-name="P23"><text:span text:style-name="T7"><text:s text:c="12"/>wait(NULL);</text:span></text:p>
      <text:p text:style-name="P23"><text:span text:style-name="T7"><text:s text:c="12"/>return 0;</text:span></text:p>
      <text:p text:style-name="P23"><text:span text:style-name="T7"><text:s text:c="8"/>}</text:span></text:p>
      <text:p text:style-name="P23"><text:span text:style-name="T7"><text:s text:c="6"/>}</text:span></text:p>
      <text:p text:style-name="P23"><text:span text:style-name="T7"><text:s text:c="4"/>}</text:span></text:p>
      <text:p text:style-name="P23"><text:span text:style-name="T9">child1.c<text:line-break/></text:span><text:span text:style-name="T7">#include &lt;stdio.h&gt;</text:span></text:p>
      <text:p text:style-name="P23"><text:span text:style-name="T7">#include &lt;stdlib.h&gt;</text:span></text:p>
      <text:p text:style-name="P23"><text:span text:style-name="T7">#include &lt;string.h&gt;</text:span></text:p>
      <text:p text:style-name="P23"><text:span text:style-name="T7">#include &lt;unistd.h&gt;</text:span></text:p>
      <text:p text:style-name="P24"/>
      <text:p text:style-name="P23"><text:span text:style-name="T7">int main(int argc, char *argv[]) {</text:span></text:p>
      <text:p text:style-name="P23"><text:span text:style-name="T7"><text:s text:c="4"/>if (argc &lt; 2) {</text:span></text:p>
      <text:p text:style-name="P23"><text:span text:style-name="T7"><text:s text:c="8"/>perror("No filename given\n");</text:span></text:p>
      <text:p text:style-name="P23"><text:span text:style-name="T7"><text:s text:c="8"/>exit(1);</text:span></text:p>
      <text:p text:style-name="P23"><text:span text:style-name="T7"><text:s text:c="4"/>}</text:span></text:p>
      <text:p text:style-name="P24"/>
      <text:p text:style-name="P23"><text:span text:style-name="T7"><text:s text:c="4"/>FILE *f = fopen(argv[1], "w");</text:span></text:p>
      <text:p text:style-name="P23"><text:soft-page-break/><text:span text:style-name="T7"><text:s text:c="4"/>if (!f) {</text:span></text:p>
      <text:p text:style-name="P23"><text:span text:style-name="T7"><text:s text:c="8"/>perror("fopen error");</text:span></text:p>
      <text:p text:style-name="P23"><text:span text:style-name="T7"><text:s text:c="8"/>exit(1);</text:span></text:p>
      <text:p text:style-name="P23"><text:span text:style-name="T7"><text:s text:c="4"/>}</text:span></text:p>
      <text:p text:style-name="P24"/>
      <text:p text:style-name="P23"><text:span text:style-name="T7"><text:s text:c="4"/>char *buffer = NULL;</text:span></text:p>
      <text:p text:style-name="P23"><text:span text:style-name="T7"><text:s text:c="4"/>size_t len = 0;</text:span></text:p>
      <text:p text:style-name="P23"><text:span text:style-name="T7"><text:s text:c="4"/>ssize_t read;</text:span></text:p>
      <text:p text:style-name="P24"/>
      <text:p text:style-name="P23"><text:span text:style-name="T7"><text:s text:c="4"/>while ((read = getline(&amp;buffer, &amp;len, stdin)) != -1) {</text:span></text:p>
      <text:p text:style-name="P23"><text:span text:style-name="T7"><text:s text:c="8"/>// printf("Передана строка: %s", buffer); <text:s/>// Уже есть \n</text:span></text:p>
      <text:p text:style-name="P23"><text:span text:style-name="T7"><text:s text:c="8"/>if (read &gt; 0){</text:span></text:p>
      <text:p text:style-name="P23"><text:span text:style-name="T7"><text:s text:c="12"/>for (int i=read-2; i &gt;= 0; i--){</text:span></text:p>
      <text:p text:style-name="P23"><text:span text:style-name="T7"><text:s text:c="16"/>fputc(buffer[i], f);</text:span></text:p>
      <text:p text:style-name="P23"><text:span text:style-name="T7"><text:s text:c="12"/>}</text:span></text:p>
      <text:p text:style-name="P23"><text:span text:style-name="T7"><text:s text:c="12"/>// Складывается в буфер</text:span></text:p>
      <text:p text:style-name="P23"><text:span text:style-name="T7"><text:s text:c="12"/>fputc('\n', f);</text:span></text:p>
      <text:p text:style-name="P23"><text:span text:style-name="T7"><text:s text:c="8"/>}</text:span></text:p>
      <text:p text:style-name="P23"><text:span text:style-name="T7"><text:s text:c="8"/>// Пушится в файл</text:span></text:p>
      <text:p text:style-name="P23"><text:span text:style-name="T7"><text:s text:c="8"/>fflush(f);</text:span></text:p>
      <text:p text:style-name="P23"><text:span text:style-name="T7">}</text:span></text:p>
      <text:p text:style-name="P23"><text:soft-page-break/><text:span text:style-name="T7"><text:s text:c="4"/></text:span></text:p>
      <text:p text:style-name="P23"><text:span text:style-name="T7"><text:s text:c="4"/>fflush(stdout);</text:span></text:p>
      <text:p text:style-name="P23"><text:span text:style-name="T7"><text:s text:c="4"/>free(buffer);</text:span></text:p>
      <text:p text:style-name="P23"><text:span text:style-name="T7"><text:s text:c="4"/>fclose(f);</text:span></text:p>
      <text:p text:style-name="P23"><text:span text:style-name="T7"><text:s text:c="4"/>// exit(0);</text:span></text:p>
      <text:p text:style-name="P23"><text:span text:style-name="T7"><text:s text:c="4"/>return 0;</text:span></text:p>
      <text:p text:style-name="P23"><text:span text:style-name="T7">}</text:span></text:p>
      <text:p text:style-name="P26"><text:span text:style-name="T7"><text:tab/></text:span><text:span text:style-name="T9">child2.c</text:span></text:p>
      <text:p text:style-name="P26"><text:span text:style-name="T7">#include &lt;stdio.h&gt;</text:span></text:p>
      <text:p text:style-name="P26"><text:span text:style-name="T7">#include &lt;stdlib.h&gt;</text:span></text:p>
      <text:p text:style-name="P26"><text:span text:style-name="T7">#include &lt;string.h&gt;</text:span></text:p>
      <text:p text:style-name="P26"><text:span text:style-name="T7">#include &lt;unistd.h&gt;</text:span></text:p>
      <text:p text:style-name="P27"/>
      <text:p text:style-name="P26"><text:span text:style-name="T7">int main(int argc, char *argv[]) {</text:span></text:p>
      <text:p text:style-name="P26"><text:span text:style-name="T7"><text:s text:c="4"/>if (argc &lt; 2) {</text:span></text:p>
      <text:p text:style-name="P26"><text:span text:style-name="T7"><text:s text:c="8"/>perror("No filename given\n");</text:span></text:p>
      <text:p text:style-name="P26"><text:span text:style-name="T7"><text:s text:c="8"/>exit(1);</text:span></text:p>
      <text:p text:style-name="P26"><text:span text:style-name="T7"><text:s text:c="4"/>}</text:span></text:p>
      <text:p text:style-name="P27"/>
      <text:p text:style-name="P26"><text:span text:style-name="T7"><text:s text:c="4"/>FILE *f = fopen(argv[1], "w");</text:span></text:p>
      <text:p text:style-name="P26"><text:span text:style-name="T7"><text:s text:c="4"/>if (!f) {</text:span></text:p>
      <text:p text:style-name="P26"><text:soft-page-break/><text:span text:style-name="T7"><text:s text:c="8"/>perror("fopen error");</text:span></text:p>
      <text:p text:style-name="P26"><text:span text:style-name="T7"><text:s text:c="8"/>exit(1);</text:span></text:p>
      <text:p text:style-name="P26"><text:span text:style-name="T7"><text:s text:c="4"/>}</text:span></text:p>
      <text:p text:style-name="P27"/>
      <text:p text:style-name="P26"><text:span text:style-name="T7"><text:s text:c="4"/>char *buffer = NULL;</text:span></text:p>
      <text:p text:style-name="P26"><text:span text:style-name="T7"><text:s text:c="4"/>size_t len = 0;</text:span></text:p>
      <text:p text:style-name="P26"><text:span text:style-name="T7"><text:s text:c="4"/>ssize_t read;</text:span></text:p>
      <text:p text:style-name="P27"/>
      <text:p text:style-name="P26"><text:span text:style-name="T7"><text:s text:c="4"/>while ((read = getline(&amp;buffer, &amp;len, stdin)) != -1) {</text:span></text:p>
      <text:p text:style-name="P26"><text:span text:style-name="T7"><text:s text:c="8"/>// printf("Передана строка: %s", buffer); <text:s/>// Уже есть \n</text:span></text:p>
      <text:p text:style-name="P26"><text:span text:style-name="T7"><text:s text:c="8"/>if (read &gt; 0){</text:span></text:p>
      <text:p text:style-name="P26"><text:span text:style-name="T7"><text:s text:c="12"/>for (int i=read-2; i &gt;= 0; i--){</text:span></text:p>
      <text:p text:style-name="P26"><text:span text:style-name="T7"><text:s text:c="16"/>fputc(buffer[i], f);</text:span></text:p>
      <text:p text:style-name="P26"><text:span text:style-name="T7"><text:s text:c="12"/>}</text:span></text:p>
      <text:p text:style-name="P26"><text:span text:style-name="T7"><text:s text:c="12"/>// Складывается в буфер</text:span></text:p>
      <text:p text:style-name="P26"><text:span text:style-name="T7"><text:s text:c="12"/>fputc('\n', f);</text:span></text:p>
      <text:p text:style-name="P26"><text:span text:style-name="T7"><text:s text:c="8"/>}</text:span></text:p>
      <text:p text:style-name="P26"><text:span text:style-name="T7"><text:s text:c="8"/>// Пушится в файл</text:span></text:p>
      <text:p text:style-name="P26"><text:span text:style-name="T7"><text:s text:c="8"/>fflush(f);</text:span></text:p>
      <text:p text:style-name="P26"><text:span text:style-name="T7">}</text:span></text:p>
      <text:p text:style-name="P26"><text:span text:style-name="T7"><text:s text:c="4"/></text:span></text:p>
      <text:p text:style-name="P26"><text:soft-page-break/><text:span text:style-name="T7"><text:s text:c="4"/>fflush(stdout);</text:span></text:p>
      <text:p text:style-name="P26"><text:span text:style-name="T7"><text:s text:c="4"/>free(buffer);</text:span></text:p>
      <text:p text:style-name="P26"><text:span text:style-name="T7"><text:s text:c="4"/>fclose(f);</text:span></text:p>
      <text:p text:style-name="P26"><text:span text:style-name="T7"><text:s text:c="4"/>// exit(0);</text:span></text:p>
      <text:p text:style-name="P26"><text:span text:style-name="T7"><text:s text:c="4"/>return 0;</text:span></text:p>
      <text:p text:style-name="P26"><text:span text:style-name="T7">}</text:span></text:p>
      <text:p text:style-name="P25"/>
      <text:p text:style-name="P15"><text:span text:style-name="T5">Протокол работы программы</text:span></text:p>
      <text:p text:style-name="P1"><text:span text:style-name="T11">$ strace -o trace.log ./parent</text:span></text:p>
      <text:p text:style-name="P1"><text:span text:style-name="T11">Введите имя 1-го файла</text:span></text:p>
      <text:p text:style-name="P1"><text:span text:style-name="T11">fedya.txt</text:span></text:p>
      <text:p text:style-name="P1"><text:span text:style-name="T11">Введите имя 2-го файла</text:span></text:p>
      <text:p text:style-name="P1"><text:span text:style-name="T11">vasya.txt</text:span></text:p>
      <text:p text:style-name="P1"><text:span text:style-name="T11">Введите строку или 'exit' для выхода:</text:span></text:p>
      <text:p text:style-name="P1"><text:span text:style-name="T11">1234567890</text:span></text:p>
      <text:p text:style-name="P1"><text:span text:style-name="T11">Введите строку или 'exit' для выхода:</text:span></text:p>
      <text:p text:style-name="P1"><text:span text:style-name="T11">12345678901234567890</text:span></text:p>
      <text:p text:style-name="P1"><text:span text:style-name="T11">Введите строку или 'exit' для выхода:</text:span></text:p>
      <text:p text:style-name="P1"><text:span text:style-name="T11">argentina manit negra</text:span></text:p>
      <text:p text:style-name="P1"><text:span text:style-name="T11">Введите строку или 'exit' для выхода:</text:span></text:p>
      <text:p text:style-name="P1"><text:span text:style-name="T11">mama mila ramu</text:span></text:p>
      <text:p text:style-name="P1"><text:soft-page-break/><text:span text:style-name="T11">Введите строку или 'exit' для выхода:</text:span></text:p>
      <text:p text:style-name="P1"><text:span text:style-name="T11">abc123deg</text:span></text:p>
      <text:p text:style-name="P1"><text:span text:style-name="T11">Введите строку или 'exit' для выхода:</text:span></text:p>
      <text:p text:style-name="P1"><text:span text:style-name="T11">exit</text:span></text:p>
      <text:p text:style-name="P1"><text:span text:style-name="T11">$ cat &lt; fedya.txt </text:span></text:p>
      <text:p text:style-name="P1"><text:span text:style-name="T11">0987654321</text:span></text:p>
      <text:p text:style-name="P1"><text:span text:style-name="T11">ged321cba</text:span></text:p>
      <text:p text:style-name="P1"><text:span text:style-name="T11">$ cat &lt; vasya.txt</text:span></text:p>
      <text:p text:style-name="P1"><text:span text:style-name="T11">09876543210987654321</text:span></text:p>
      <text:p text:style-name="P1"><text:span text:style-name="T11">argen tinam anitnegra</text:span></text:p>
      <text:p text:style-name="P1"><text:span text:style-name="T11">umar alim amam</text:span></text:p>
      <text:p text:style-name="P28"/>
      <text:p text:style-name="P29"/>
      <text:p text:style-name="P30"><text:span text:style-name="T7">execve("./parent", ["./parent"], 0x7ffe6dc176f0 /* 33 vars */) = 0</text:span></text:p>
      <text:p text:style-name="P30"><text:span text:style-name="T7">brk(NULL) <text:s text:c="30"/>= 0x55b979fae000</text:span></text:p>
      <text:p text:style-name="P30"><text:span text:style-name="T7">access("/etc/ld.so.preload", R_OK) <text:s text:c="5"/>= -1 ENOENT (No such file or directory)</text:span></text:p>
      <text:p text:style-name="P30"><text:span text:style-name="T7">openat(AT_FDCWD, "/etc/ld.so.cache", O_RDONLY|O_CLOEXEC) = 3</text:span></text:p>
      <text:p text:style-name="P30"><text:span text:style-name="T7">fstat(3, {st_mode=S_IFREG|0644, st_size=21784, ...}) = 0</text:span></text:p>
      <text:p text:style-name="P30"><text:span text:style-name="T7">mmap(NULL, 21784, PROT_READ, MAP_PRIVATE, 3, 0) = 0x7fc030da8000</text:span></text:p>
      <text:p text:style-name="P30"><text:span text:style-name="T7">close(3) <text:s text:c="31"/>= 0</text:span></text:p>
      <text:p text:style-name="P30"><text:span text:style-name="T7">openat(AT_FDCWD, "/lib/x86_64-linux-gnu/libc.so.6", O_RDONLY|O_CLOEXEC) = 3</text:span></text:p>
      <text:p text:style-name="P30"><text:soft-page-break/><text:span text:style-name="T7">read(3, "\177ELF\2\1\1\3\0\0\0\0\0\0\0\0\3\0&gt;\0\1\0\0\0\260&gt;\2\0\0\0\0\0"..., 832) = 832</text:span></text:p>
      <text:p text:style-name="P30"><text:span text:style-name="T7">fstat(3, {st_mode=S_IFREG|0755, st_size=1901536, ...}) = 0</text:span></text:p>
      <text:p text:style-name="P30"><text:span text:style-name="T7">mmap(NULL, 8192, PROT_READ|PROT_WRITE, MAP_PRIVATE|MAP_ANONYMOUS, -1, 0) = 0x7fc030da6000</text:span></text:p>
      <text:p text:style-name="P30"><text:span text:style-name="T7">mmap(NULL, 1914496, PROT_READ, MAP_PRIVATE|MAP_DENYWRITE, 3, 0) = 0x7fc030bd2000</text:span></text:p>
      <text:p text:style-name="P30"><text:span text:style-name="T7">mmap(0x7fc030bf4000, 1413120, PROT_READ|PROT_EXEC, MAP_PRIVATE|MAP_FIXED|MAP_DENYWRITE, 3, 0x22000) = 0x7fc030bf4000</text:span></text:p>
      <text:p text:style-name="P30"><text:span text:style-name="T7">mmap(0x7fc030d4d000, 323584, PROT_READ, MAP_PRIVATE|MAP_FIXED|MAP_DENYWRITE, 3, 0x17b000) = 0x7fc030d4d000</text:span></text:p>
      <text:p text:style-name="P30"><text:span text:style-name="T7">mmap(0x7fc030d9c000, 24576, PROT_READ|PROT_WRITE, MAP_PRIVATE|MAP_FIXED|MAP_DENYWRITE, 3, 0x1c9000) = 0x7fc030d9c000</text:span></text:p>
      <text:p text:style-name="P30"><text:span text:style-name="T7">mmap(0x7fc030da2000, 13952, PROT_READ|PROT_WRITE, MAP_PRIVATE|MAP_FIXED|MAP_ANONYMOUS, -1, 0) = 0x7fc030da2000</text:span></text:p>
      <text:p text:style-name="P30"><text:span text:style-name="T7">close(3) <text:s text:c="31"/>= 0</text:span></text:p>
      <text:p text:style-name="P30"><text:span text:style-name="T7">arch_prctl(ARCH_SET_FS, 0x7fc030da7540) = 0</text:span></text:p>
      <text:p text:style-name="P30"><text:span text:style-name="T7">mprotect(0x7fc030d9c000, 16384, PROT_READ) = 0</text:span></text:p>
      <text:p text:style-name="P30"><text:span text:style-name="T7">mprotect(0x55b953760000, 4096, PROT_READ) = 0</text:span></text:p>
      <text:p text:style-name="P30"><text:span text:style-name="T7">mprotect(0x7fc030dd8000, 4096, PROT_READ) = 0</text:span></text:p>
      <text:p text:style-name="P30"><text:span text:style-name="T7">munmap(0x7fc030da8000, 21784) <text:s text:c="10"/>= 0</text:span></text:p>
      <text:p text:style-name="P30"><text:span text:style-name="T7">fstat(1, {st_mode=S_IFCHR|0620, st_rdev=makedev(0x88, 0x1), ...}) = 0</text:span></text:p>
      <text:p text:style-name="P30"><text:span text:style-name="T7">brk(NULL) <text:s text:c="30"/>= 0x55b979fae000</text:span></text:p>
      <text:p text:style-name="P30"><text:span text:style-name="T7">brk(0x55b979fcf000) <text:s text:c="20"/>= 0x55b979fcf000</text:span></text:p>
      <text:p text:style-name="P30"><text:span text:style-name="T7">write(1, "\320\222\320\262\320\265\320\264\320\270\321\202\320\265 \320\270\320\274\321\217 1-\320\263\320\276 \321\204\320"..., 40) = 40</text:span></text:p>
      <text:p text:style-name="P30"><text:span text:style-name="T7">fstat(0, {st_mode=S_IFREG|0644, st_size=104, ...}) = 0</text:span></text:p>
      <text:p text:style-name="P30"><text:span text:style-name="T7">read(0, "fedya.txt\nvasya.txt\n1234567890\n1"..., 4096) = 104</text:span></text:p>
      <text:p text:style-name="P30"><text:span text:style-name="T7">write(1, "\320\222\320\262\320\265\320\264\320\270\321\202\320\265 \320\270\320\274\321\217 2-\320\263\320\276 \321\204\320"..., 40) = 40</text:span></text:p>
      <text:p text:style-name="P30"><text:soft-page-break/><text:span text:style-name="T6">pipe([3, 4]) <text:s text:c="27"/>= 0</text:span></text:p>
      <text:p text:style-name="P30"><text:span text:style-name="T6">pipe([5, 6]) <text:s text:c="27"/>= 0</text:span></text:p>
      <text:p text:style-name="P30"><text:span text:style-name="T6">clone(child_stack=NULL, flags=CLONE_CHILD_CLEARTID|CLONE_CHILD_SETTID|SIGCHLD, child_tidptr=0x7fc030da7810) = 17062</text:span></text:p>
      <text:p text:style-name="P30"><text:span text:style-name="T6">clone(child_stack=NULL, flags=CLONE_CHILD_CLEARTID|CLONE_CHILD_SETTID|SIGCHLD, child_tidptr=0x7fc030da7810) = 17063</text:span></text:p>
      <text:p text:style-name="P30"><text:span text:style-name="T7">close(3) <text:s text:c="31"/>= 0</text:span></text:p>
      <text:p text:style-name="P30"><text:span text:style-name="T7">close(5) <text:s text:c="31"/>= 0</text:span></text:p>
      <text:p text:style-name="P30"><text:span text:style-name="T7">write(1, "\320\222\320\262\320\265\320\264\320\270\321\202\320\265 \321\201\321\202\321\200\320\276\320\272\321\203 \320\270\320\273"..., 63) = 63</text:span></text:p>
      <text:p text:style-name="P30"><text:span text:style-name="T7">write(4, "1234567890\n", 11) <text:s text:c="11"/>= 11</text:span></text:p>
      <text:p text:style-name="P30"><text:span text:style-name="T7">write(1, "\320\222\320\262\320\265\320\264\320\270\321\202\320\265 \321\201\321\202\321\200\320\276\320\272\321\203 \320\270\320\273"..., 63) = 63</text:span></text:p>
      <text:p text:style-name="P30"><text:span text:style-name="T7">write(6, "12345678901234567890\n", 21) <text:s/>= 21</text:span></text:p>
      <text:p text:style-name="P30"><text:span text:style-name="T7">write(1, "\320\222\320\262\320\265\320\264\320\270\321\202\320\265 \321\201\321\202\321\200\320\276\320\272\321\203 \320\270\320\273"..., 63) = 63</text:span></text:p>
      <text:p text:style-name="P30"><text:span text:style-name="T7">write(6, "argentina manit negra\n", 22) = 22</text:span></text:p>
      <text:p text:style-name="P30"><text:span text:style-name="T7">write(1, "\320\222\320\262\320\265\320\264\320\270\321\202\320\265 \321\201\321\202\321\200\320\276\320\272\321\203 \320\270\320\273"..., 63) = 63</text:span></text:p>
      <text:p text:style-name="P30"><text:span text:style-name="T7">write(6, "mama mila ramu\n", 15) <text:s text:c="7"/>= 15</text:span></text:p>
      <text:p text:style-name="P30"><text:span text:style-name="T7">write(1, "\320\222\320\262\320\265\320\264\320\270\321\202\320\265 \321\201\321\202\321\200\320\276\320\272\321\203 \320\270\320\273"..., 63) = 63</text:span></text:p>
      <text:p text:style-name="P30"><text:span text:style-name="T7">write(4, "abc123deg\n", 10) <text:s text:c="12"/>= 10</text:span></text:p>
      <text:p text:style-name="P30"><text:span text:style-name="T7">write(1, "\320\222\320\262\320\265\320\264\320\270\321\202\320\265 \321\201\321\202\321\200\320\276\320\272\321\203 \320\270\320\273"..., 63) = 63</text:span></text:p>
      <text:p text:style-name="P30"><text:span text:style-name="T7">close(4) <text:s text:c="31"/>= 0</text:span></text:p>
      <text:p text:style-name="P30"><text:span text:style-name="T7">close(6) <text:s text:c="31"/>= 0</text:span></text:p>
      <text:p text:style-name="P30"><text:span text:style-name="T7">wait4(-1, NULL, 0, NULL) <text:s text:c="15"/>= 17062</text:span></text:p>
      <text:p text:style-name="P30"><text:span text:style-name="T7">--- SIGCHLD {si_signo=SIGCHLD, si_code=CLD_EXITED, si_pid=17062, si_uid=1000, si_status=0, si_utime=0, si_stime=1} ---</text:span></text:p>
      <text:p text:style-name="P30"><text:soft-page-break/><text:span text:style-name="T7">wait4(-1, NULL, 0, NULL) <text:s text:c="15"/>= 17063</text:span></text:p>
      <text:p text:style-name="P30"><text:span text:style-name="T7">--- SIGCHLD {si_signo=SIGCHLD, si_code=CLD_EXITED, si_pid=17063, si_uid=1000, si_status=0, si_utime=0, si_stime=1} ---</text:span></text:p>
      <text:p text:style-name="P30"><text:span text:style-name="T7">exit_group(0) <text:s text:c="26"/>= ?</text:span></text:p>
      <text:p text:style-name="P30"><text:span text:style-name="T7">+++ exited with 0 +++</text:span></text:p>
      <text:p text:style-name="P31"/>
      <text:p text:style-name="P31"/>
      <text:p text:style-name="P2"/>
      <text:p text:style-name="P3"/>
      <text:p text:style-name="P15"><text:span text:style-name="T3">Вывод</text:span></text:p>
      <text:p text:style-name="P4"><text:span text:style-name="T7">Я научился создавать пайпы, процессы. Понял, как программа взаимодействует с процессами, научился более грамотно работать с тем, что возвращают функции, чтобы четко контролировать поведение программы. Было не очень очевидно, почему дочерние процессы не завершаются (проблема решалась закрытием дескрипторов на чтение). Все понравилось, пришлось погрузиться в изучение “матчасти”, чтобы выполнить задани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none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4pt" fo:language="ru" fo:country="none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181in" fo:margin-right="0.1181in" fo:margin-top="0in" fo:margin-bottom="0.139in" loext:contextual-spacing="false" fo:line-height="115%" fo:text-indent="0.3937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1181in" fo:margin-right="0.1181in" fo:margin-top="0.0835in" fo:margin-bottom="0.1665in" loext:contextual-spacing="false" fo:line-height="100%" fo:text-align="center" style:justify-single-word="false" fo:keep-together="always" fo:text-indent="0in" style:auto-text-indent="false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1181in" fo:margin-right="0.1181in" fo:margin-top="0.139in" fo:margin-bottom="0.0835in" loext:contextual-spacing="false" fo:line-height="100%" fo:text-align="center" style:justify-single-word="false" fo:keep-together="always" fo:text-indent="0in" style:auto-text-indent="false" fo:keep-with-next="always"/>
      <style:text-properties fo:color="#4f81bd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2in" fo:margin-right="0in" fo:margin-top="0.0972in" fo:margin-bottom="0.0835in" loext:contextual-spacing="false" fo:line-height="100%" fo:text-indent="-0.25in" style:auto-text-indent="false" fo:keep-with-next="always"/>
      <style:text-properties style:font-name="Liberation Serif" fo:font-family="'Liberation Serif'" style:font-family-generic="roman" style:font-pitch="variable" fo:font-size="14pt" fo:font-weight="bold" style:font-name-asian="Liberation Serif1" style:font-family-asian="'Liberation Serif'" style:font-family-generic-asian="system" style:font-pitch-asian="variable" style:font-size-asian="14pt" style:font-weight-asian="bold" style:font-name-complex="Liberation Serif1" style:font-family-complex="'Liberation Serif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Заголовок" style:family="paragraph" style:parent-style-name="normal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Указатель" style:family="paragraph" style:parent-style-name="normal" style:default-outline-level="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List_20_Paragraph" style:display-name="List Paragraph" style:family="paragraph" style:parent-style-name="normal" style:default-outline-level="">
      <style:paragraph-properties fo:margin-left="0.5in" fo:margin-right="0.1181in" fo:margin-top="0in" fo:margin-bottom="0.139in" loext:contextual-spacing="true" fo:text-indent="0.3937in" style:auto-text-indent="false"/>
    </style:style>
    <style:style style:name="western" style:family="paragraph" style:parent-style-name="normal" style:default-outline-level="">
      <style:paragraph-properties fo:margin-left="0in" fo:margin-right="0in" fo:margin-top="0.1945in" fo:margin-bottom="0.0984in" loext:contextual-spacing="false" fo:text-indent="0in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normal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 style:default-outline-level="">
      <style:paragraph-properties fo:margin-left="0in" fo:margin-right="0in" fo:margin-top="0in" fo:margin-bottom="0in" loext:contextual-spacing="false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Содержимое_20_таблицы" style:display-name="Содержимое таблицы" style:family="paragraph" style:parent-style-name="normal" style:default-outline-level="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в_20_заданном_20_формате" style:display-name="Текст в заданном формате" style:family="paragraph" style:parent-style-name="normal" style:default-outline-level="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.5in" fo:margin-left="0.5in" fo:margin-right="0.5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20:00:00</meta:creation-date>
    <meta:initial-creator>ilya</meta:initial-creator>
    <meta:document-statistic meta:table-count="0" meta:image-count="0" meta:object-count="0" meta:page-count="18" meta:paragraph-count="313" meta:word-count="1327" meta:character-count="13149" meta:non-whitespace-character-count="9918"/>
    <meta:generator>LibreOfficeDev/6.0.5.2$Linux_X86_64 LibreOffice_project/</meta:gener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